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Quotations" style:list-style-name="L1"/>
    <style:style style:name="P3" style:family="paragraph" style:parent-style-name="Quotations" style:list-style-name="L1">
      <style:paragraph-properties fo:margin-top="0in" fo:margin-bottom="0in" loext:contextual-spacing="false"/>
    </style:style>
    <style:style style:name="P4" style:family="paragraph" style:parent-style-name="Quotations" style:list-style-name="L1">
      <style:paragraph-properties fo:margin-top="0in" fo:margin-bottom="0in" loext:contextual-spacing="false" fo:line-height="150%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00515583991944709" text:style-name="L1">
        <text:list-item>
          <text:p text:style-name="P3">git init //初始化本地git环境 </text:p>
        </text:list-item>
        <text:list-item>
          <text:p text:style-name="P3">git clone XXX//克隆一份代码到本地仓库 </text:p>
        </text:list-item>
        <text:list-item>
          <text:p text:style-name="P4">git pull //把远程库的代码更新到工作台 </text:p>
        </text:list-item>
        <text:list-item>
          <text:p text:style-name="P4">git pull --rebase origin master //强制把远程库的代码跟新到当前分支上面 </text:p>
        </text:list-item>
        <text:list-item>
          <text:p text:style-name="P3">git fetch //把远程库的代码更新到本地库 </text:p>
        </text:list-item>
        <text:list-item>
          <text:p text:style-name="P3">git add . //把本地的修改加到stage中 </text:p>
        </text:list-item>
        <text:list-item>
          <text:p text:style-name="P3">git commit -m 'comments here' //把stage中的修改提交到本地库 </text:p>
        </text:list-item>
        <text:list-item>
          <text:p text:style-name="P4">git push //把本地库的修改提交到远程库中 </text:p>
        </text:list-item>
        <text:list-item>
          <text:p text:style-name="P4">git branch -r/-a //查看远程分支/全部分支 </text:p>
        </text:list-item>
        <text:list-item>
          <text:p text:style-name="P3">git checkout master/branch //切换到某个分支 </text:p>
        </text:list-item>
        <text:list-item>
          <text:p text:style-name="P3">git checkout -b test //新建test分支 </text:p>
        </text:list-item>
        <text:list-item>
          <text:p text:style-name="P3">git checkout -d test //删除test分支 </text:p>
        </text:list-item>
        <text:list-item>
          <text:p text:style-name="P3">git merge master //假设当前在test分支上面，把master分支上的修改同步到test分支上 </text:p>
        </text:list-item>
        <text:list-item>
          <text:p text:style-name="P3">git merge tool //调用merge工具 </text:p>
        </text:list-item>
        <text:list-item>
          <text:p text:style-name="P3">git stash //把未完成的修改缓存到栈容器中 </text:p>
        </text:list-item>
        <text:list-item>
          <text:p text:style-name="P3">git stash list //查看所有的缓存 </text:p>
        </text:list-item>
        <text:list-item>
          <text:p text:style-name="P3">git stash pop //恢复本地分支到缓存状态 </text:p>
        </text:list-item>
        <text:list-item>
          <text:p text:style-name="P3">git blame someFile //查看某个文件的每一行的修改记录（）谁在什么时候修改的） </text:p>
        </text:list-item>
        <text:list-item>
          <text:p text:style-name="P3">git status //查看当前分支有哪些修改 </text:p>
        </text:list-item>
        <text:list-item>
          <text:p text:style-name="P3">git log //查看当前分支上面的日志信息 </text:p>
        </text:list-item>
        <text:list-item>
          <text:p text:style-name="P3">git diff //查看当前没有add的内容 </text:p>
        </text:list-item>
        <text:list-item>
          <text:p text:style-name="P3">git diff --cache //查看已经add但是没有commit的内容 </text:p>
        </text:list-item>
        <text:list-item>
          <text:p text:style-name="P3">git diff HEAD //上面两个内容的合并 </text:p>
        </text:list-item>
        <text:list-item>
          <text:p text:style-name="P3">git reset --hard HEAD //撤销本地修改 </text:p>
        </text:list-item>
        <text:list-item>
          <text:p text:style-name="P3">echo $HOME //查看git config的HOME路径 </text:p>
        </text:list-item>
        <text:list-item>
          <text:p text:style-name="P2">export $HOME=/c/gitconfig //配置git config的HOME路径 </text:p>
        </text:list-item>
      </text:list>
      <text:p text:style-name="Standard"/>
      <text:h text:style-name="Heading_20_1" text:outline-level="1">git 更新代码到本地</text:h>
      <text:p text:style-name="Standard"/>
      <text:h text:style-name="Heading_20_2" text:outline-level="2"><text:bookmark text:name="正规流程"/>正规流程</text:h>
      <text:list xml:id="list6245412483226085152" text:style-name="L2">
        <text:list-item>
          <text:p text:style-name="P1">git status（查看本地分支文件信息，确保更新时不产生冲突）</text:p>
        </text:list-item>
        <text:list-item>
          <text:p text:style-name="P1">git checkout – [file name] （若文件有修改，可以还原到最初状态; 若文件需要更新到服务器上，应该先merge到服务器，再更新到本地）</text:p>
        </text:list-item>
        <text:list-item>
          <text:p text:style-name="P1">git branch（查看当前分支情况）</text:p>
        </text:list-item>
        <text:list-item>
          <text:p text:style-name="P1">git checkout <text:a xlink:type="simple" xlink:href="https://blog.csdn.net/longlc123/article/details/若分支为本地分支，则需切换到服务器的远程分支" office:target-frame-name="_blank" xlink:show="new" text:style-name="Internet_20_link" text:visited-style-name="Visited_20_Internet_20_Link">remote branch</text:a> (若分支为本地分支，则需切换到服务器的远程分支)</text:p>
        </text:list-item>
        <text:list-item>
          <text:p text:style-name="P1"><text:soft-page-break/>git pull</text:p>
        </text:list-item>
      </text:list>
      <text:p text:style-name="Text_20_body">若命令执行成功，则更新代码成功！</text:p>
      <text:h text:style-name="Heading_20_2" text:outline-level="2"><text:bookmark text:name="快速流程"/><text:bookmark text:name="t1"/>快速流程</text:h>
      <text:p text:style-name="Text_20_body">上面是比较安全的做法，如果你可以确定什么都没有改过只是更新本地代码 <text:line-break/>1. git pull (一句命令搞定)</text:p>
      <text:p text:style-name="Text_20_body">git branch 看看分支 <text:line-break/>git chechout aaa 切换分支aaa <text:line-break/>git branck aaa 创建aaa分支 <text:line-break/>git chechout -b aaa 本地创建 aaa分支，同时切换到aaa分支。只有提交的时候才会在服务端上创建一个分支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2:16:25.852073845</meta:creation-date>
    <dc:date>2018-06-27T21:14:17.195408749</dc:date>
    <meta:editing-duration>PT1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686" meta:character-count="1297" meta:non-whitespace-character-count="1157"/>
  </office:meta>
</office:document-meta>
</file>